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157cm" fo:min-width="2.751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Estremità_20_linea_20_3" draw:marker-end-width="0.3cm" draw:fill="none" draw:textarea-vertical-align="middle" loext:decorative="false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cm" fo:min-width="4.7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77bc65" draw:textarea-horizontal-align="justify" draw:textarea-vertical-align="middle" draw:auto-grow-height="false" fo:min-height="1.251cm" fo:min-width="1.326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cm" fo:min-width="7.9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b2b2b2" draw:textarea-horizontal-align="justify" draw:textarea-vertical-align="middle" draw:auto-grow-height="false" fo:min-height="1.157cm" fo:min-width="2.751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Estremità_20_linea_20_6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Estremità_20_linea_20_7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end="Estremità_20_linea_20_9" draw:marker-end-width="0.3cm" draw:fill="none" draw:textarea-vertical-align="middle" loext:decorative="false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8.25cm" fo:min-width="9.25cm" loext:decorative="false"/>
    </style:style>
    <style:style style:name="gr13" style:family="graphic" style:parent-style-name="objectwithoutfill">
      <style:graphic-properties draw:marker-end="Estremità_20_linea_20_10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Estremità_20_linea_20_11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-color="#77bc65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b2b2b2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3.25cm" svg:height="1.75cm" svg:x="2.5cm" svg:y="4.5cm">
          <text:p text:style-name="P1"><text:span text:style-name="T1">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2" draw:id="id2" draw:layer="layout" svg:width="3.25cm" svg:height="1.75cm" svg:x="2.5cm" svg:y="6.75cm">
          <text:p text:style-name="P1"><text:span text:style-name="T1">hardware-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3" draw:layer="layout" draw:type="curve" svg:x1="4.125cm" svg:y1="6.147cm" svg:x2="4.125cm" svg:y2="6.75cm" draw:start-shape="id1" draw:start-glue-point="6" draw:end-shape="id2" draw:end-glue-point="4" svg:d="M4125 6147v603" svg:viewBox="0 0 1 604">
          <text:p/>
        </draw:connector>
        <draw:custom-shape draw:style-name="gr3" draw:text-style-name="P3" draw:layer="layout" svg:width="5.25cm" svg:height="5.25cm" svg:x="2cm" svg:y="3.7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cm" svg:height="0.645cm" svg:x="2cm" svg:y="3.75cm">
          <draw:text-box>
            <text:p><text:span text:style-name="T1">/etc/nixos</text:span></text:p>
          </draw:text-box>
        </draw:frame>
        <draw:custom-shape draw:style-name="gr1" draw:text-style-name="P2" xml:id="id4" draw:id="id4" draw:layer="layout" svg:width="3.25cm" svg:height="1.75cm" svg:x="10cm" svg:y="7cm">
          <text:p text:style-name="P1"><text:span text:style-name="T1">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5" draw:id="id5" draw:layer="layout" svg:width="3.25cm" svg:height="1.75cm" svg:x="14.25cm" svg:y="7cm">
          <text:p text:style-name="P1"><text:span text:style-name="T1">hardware-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5" xml:id="id6" draw:id="id6" draw:layer="layout" svg:width="3cm" svg:height="1.5cm" svg:x="10.35cm" svg:y="1.5cm">
          <text:p text:style-name="P1"><text:span text:style-name="T1">nixpkg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3" draw:layer="layout" svg:width="8.4cm" svg:height="5.25cm" svg:x="9.6cm" svg:y="3.7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8.4cm" svg:height="1.039cm" svg:x="9.6cm" svg:y="3.75cm">
          <draw:text-box>
            <text:p><text:span text:style-name="T1">/home/nixos</text:span></text:p>
          </draw:text-box>
        </draw:frame>
        <draw:custom-shape draw:style-name="gr1" draw:text-style-name="P2" xml:id="id3" draw:id="id3" draw:layer="layout" svg:width="3.25cm" svg:height="1.75cm" svg:x="10.75cm" svg:y="4.5cm">
          <text:p text:style-name="P1"><text:span text:style-name="T1">flake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6" draw:layer="layout" svg:width="3.25cm" svg:height="1.75cm" svg:x="14.25cm" svg:y="4.5cm">
          <text:p text:style-name="P1"><text:span text:style-name="T1">flake.lock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3" draw:layer="layout" draw:type="curve" svg:x1="12.375cm" svg:y1="6.147cm" svg:x2="11.625cm" svg:y2="7cm" draw:start-shape="id3" draw:start-glue-point="6" draw:end-shape="id4" draw:end-glue-point="4" svg:d="M12375 6147c0 718-750 292-750 853" svg:viewBox="0 0 751 854">
          <text:p/>
        </draw:connector>
        <draw:connector draw:style-name="gr10" draw:text-style-name="P3" draw:layer="layout" draw:type="curve" svg:x1="13.25cm" svg:y1="7.875cm" svg:x2="14.25cm" svg:y2="7.875cm" draw:start-shape="id4" draw:start-glue-point="7" draw:end-shape="id5" draw:end-glue-point="5" svg:d="M13250 7875h1000" svg:viewBox="0 0 1001 1">
          <text:p/>
        </draw:connector>
        <draw:connector draw:style-name="gr11" draw:text-style-name="P3" draw:layer="layout" draw:type="curve" svg:x1="11.544cm" svg:y1="3cm" svg:x2="12.375cm" svg:y2="4.5cm" draw:start-shape="id6" draw:start-glue-point="7" draw:end-shape="id3" draw:end-glue-point="4" svg:d="M11544 3000c0 1126 831 377 831 1500" svg:viewBox="0 0 832 1501">
          <text:p/>
        </draw:connector>
        <draw:custom-shape draw:style-name="gr1" draw:text-style-name="P2" xml:id="id8" draw:id="id8" draw:layer="layout" svg:width="3.25cm" svg:height="1.75cm" svg:x="4cm" svg:y="16.25cm">
          <text:p text:style-name="P1"><text:span text:style-name="T1">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10" draw:id="id10" draw:layer="layout" svg:width="3.25cm" svg:height="1.75cm" svg:x="4cm" svg:y="19cm">
          <text:p text:style-name="P1"><text:span text:style-name="T1">hardware-configuration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5" xml:id="id9" draw:id="id9" draw:layer="layout" svg:width="3cm" svg:height="1.5cm" svg:x="6cm" svg:y="10.25cm">
          <text:p text:style-name="P1"><text:span text:style-name="T1">nixpkg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3" draw:layer="layout" svg:width="9.75cm" svg:height="8.5cm" svg:x="3.75cm" svg:y="12.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8.4cm" svg:height="1.039cm" svg:x="3.75cm" svg:y="12.5cm">
          <draw:text-box>
            <text:p><text:span text:style-name="T1">/home/nixos</text:span></text:p>
          </draw:text-box>
        </draw:frame>
        <draw:custom-shape draw:style-name="gr1" draw:text-style-name="P2" xml:id="id7" draw:id="id7" draw:layer="layout" svg:width="3.25cm" svg:height="1.75cm" svg:x="5.75cm" svg:y="13.25cm">
          <text:p text:style-name="P1"><text:span text:style-name="T1">flake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6" draw:layer="layout" svg:width="3.25cm" svg:height="1.75cm" svg:x="9.75cm" svg:y="13.25cm">
          <text:p text:style-name="P1"><text:span text:style-name="T1">flake.lock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3" draw:layer="layout" draw:type="curve" svg:x1="7.375cm" svg:y1="14.897cm" svg:x2="5.625cm" svg:y2="16.25cm" draw:start-shape="id7" draw:start-glue-point="6" draw:end-shape="id8" draw:end-glue-point="4" svg:d="M7375 14897c0 1093-1750 417-1750 1353" svg:viewBox="0 0 1751 1354">
          <text:p/>
        </draw:connector>
        <draw:connector draw:style-name="gr11" draw:text-style-name="P3" draw:layer="layout" draw:type="curve" svg:x1="7.194cm" svg:y1="11.75cm" svg:x2="7.375cm" svg:y2="13.25cm" draw:start-shape="id9" draw:start-glue-point="7" draw:end-shape="id7" draw:end-glue-point="4" svg:d="M7194 11750c0 1126 181 377 181 1500" svg:viewBox="0 0 182 1501">
          <text:p/>
        </draw:connector>
        <draw:custom-shape draw:style-name="gr1" draw:text-style-name="P2" xml:id="id11" draw:id="id11" draw:layer="layout" svg:width="3.25cm" svg:height="1.75cm" svg:x="8.25cm" svg:y="16.25cm">
          <text:p text:style-name="P1"><text:span text:style-name="T1">home.ni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3" draw:text-style-name="P3" draw:layer="layout" draw:type="curve" svg:x1="5.625cm" svg:y1="17.897cm" svg:x2="5.625cm" svg:y2="19cm" draw:start-shape="id8" draw:start-glue-point="6" draw:end-shape="id10" draw:end-glue-point="4" svg:d="M5625 17897v1103" svg:viewBox="0 0 1 1104">
          <text:p/>
        </draw:connector>
        <draw:connector draw:style-name="gr14" draw:text-style-name="P3" draw:layer="layout" draw:type="curve" svg:x1="7.375cm" svg:y1="14.897cm" svg:x2="9.875cm" svg:y2="16.25cm" draw:start-shape="id7" draw:start-glue-point="6" draw:end-shape="id11" draw:end-glue-point="4" svg:d="M7375 14897c0 1093 2500 417 2500 1353" svg:viewBox="0 0 2501 135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0" draw:display-name="Estremità linea 10" svg:viewBox="0 0 20 20" svg:d="M0 20l10-20 10 20z"/>
    <draw:marker draw:name="Estremità_20_linea_20_11" draw:display-name="Estremità linea 11" svg:viewBox="0 0 20 20" svg:d="M0 20l10-20 10 20z"/>
    <draw:marker draw:name="Estremità_20_linea_20_3" draw:display-name="Estremità linea 3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draw:marker draw:name="Estremità_20_linea_20_9" draw:display-name="Estremità linea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9:29:56.403636837</meta:creation-date>
    <dc:date>2024-03-23T14:55:42.274306770</dc:date>
    <meta:editing-duration>PT1H10M35S</meta:editing-duration>
    <meta:editing-cycles>3</meta:editing-cycles>
    <meta:generator>LibreOffice/7.6.4.1$Linux_X86_64 LibreOffice_project/60$Build-1</meta:generator>
    <meta:document-statistic meta:object-count="27"/>
  </office:meta>
</office:document-meta>
</file>